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orphans="0" fo:widows="0"/>
      <style:text-properties style:use-window-font-color="true"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language-asian="zh" style:country-asian="CN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.5pt" officeooo:rsid="0005b441" officeooo:paragraph-rsid="0005b441" style:font-size-asian="18.5pt" style:font-size-complex="18.5pt"/>
    </style:style>
    <style:style style:name="P5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0c8ed8" officeooo:paragraph-rsid="000c8ed8" style:font-size-asian="12pt" style:language-asian="zh" style:country-asian="CN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24dd27" officeooo:paragraph-rsid="0024dd27" style:font-size-asian="12pt" style:language-asian="zh" style:country-asian="CN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25b8a9" officeooo:paragraph-rsid="0025b8a9" style:font-size-asian="12pt" style:language-asian="zh" style:country-asian="CN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0c8ed8" officeooo:paragraph-rsid="000c8ed8" style:font-size-asian="12pt" style:language-asian="zh" style:country-asian="CN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2b126f" officeooo:paragraph-rsid="002b126f" style:font-size-asian="12pt" style:language-asian="zh" style:country-asian="CN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741cm" style:auto-text-indent="false"/>
    </style:style>
    <style:style style:name="P12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officeooo:rsid="0012c28d" officeooo:paragraph-rsid="0012c28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language="en" fo:country="US" fo:font-weight="normal" officeooo:rsid="00161dd8" officeooo:paragraph-rsid="0017dc2e" style:font-size-asian="12pt" style:language-asian="zh" style:country-asian="CN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fo:font-size="12pt" fo:language="en" fo:country="US" fo:font-weight="normal" officeooo:rsid="00161dd8" officeooo:paragraph-rsid="0017dc2e" style:font-size-asian="12pt" style:language-asian="zh" style:country-asian="CN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language="en" fo:country="US" fo:font-weight="normal" officeooo:rsid="00187b55" officeooo:paragraph-rsid="00292712" style:font-size-asian="12pt" style:language-asian="zh" style:country-asian="CN" style:font-weight-asian="normal" style:font-size-complex="12pt" style:font-weight-complex="normal"/>
    </style:style>
    <style:style style:name="P16" style:family="paragraph" style:parent-style-name="Standard" style:master-page-name="Standard">
      <style:paragraph-properties fo:text-align="justify" style:justify-single-word="false" style:page-number="auto"/>
      <style:text-properties fo:font-size="10.5pt" fo:language="en" fo:country="US" fo:font-weight="bold" style:font-size-asian="10.5pt" style:language-asian="zh" style:country-asian="CN" style:font-weight-asian="bold" style:font-size-complex="10.5pt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08d92a" officeooo:paragraph-rsid="0030cd02" style:font-size-asian="12pt" style:language-asian="zh" style:country-asian="CN" style:font-weight-asian="normal" style:font-size-complex="12pt" style:font-weight-complex="normal"/>
    </style:style>
    <style:style style:name="T1" style:family="text"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T2" style:family="text">
      <style:text-properties fo:font-size="12pt" fo:language="en" fo:country="US" fo:font-weight="normal" officeooo:rsid="001aa64e" style:font-size-asian="12pt" style:language-asian="zh" style:country-asian="CN" style:font-weight-asian="normal" style:font-size-complex="12pt" style:font-weight-complex="normal"/>
    </style:style>
    <style:style style:name="T3" style:family="text">
      <style:text-properties officeooo:rsid="0005b441"/>
    </style:style>
    <style:style style:name="T4" style:family="text">
      <style:text-properties officeooo:rsid="000961fd"/>
    </style:style>
    <style:style style:name="T5" style:family="text">
      <style:text-properties officeooo:rsid="000a5b99"/>
    </style:style>
    <style:style style:name="T6" style:family="text">
      <style:text-properties officeooo:rsid="00112ec7"/>
    </style:style>
    <style:style style:name="T7" style:family="text">
      <style:text-properties officeooo:rsid="0018d93d"/>
    </style:style>
    <style:style style:name="T8" style:family="text">
      <style:text-properties officeooo:rsid="001aa64e"/>
    </style:style>
    <style:style style:name="T9" style:family="text">
      <style:text-properties officeooo:rsid="00203264"/>
    </style:style>
    <style:style style:name="T10" style:family="text">
      <style:text-properties officeooo:rsid="002274d8"/>
    </style:style>
    <style:style style:name="T11" style:family="text">
      <style:text-properties officeooo:rsid="0022e3fd"/>
    </style:style>
    <style:style style:name="T12" style:family="text">
      <style:text-properties officeooo:rsid="00275f05"/>
    </style:style>
    <style:style style:name="T13" style:family="text">
      <style:text-properties officeooo:rsid="002e926d"/>
    </style:style>
    <style:style style:name="T14" style:family="text">
      <style:text-properties officeooo:rsid="0030765b"/>
    </style:style>
    <style:style style:name="T15" style:family="text">
      <style:text-properties officeooo:rsid="0019f7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128MB,1S,<text:span text:style-name="T3">dna1</text:span>.xxx</text:p>
      <text:p text:style-name="P4"><text:bookmark text:name="OLE_LINK5"/><text:bookmark text:name="OLE_LINK1"/>DNA计数1</text:p>
      <text:p text:style-name="P3"><text:bookmark text:name="_GoBack"/>问题描述</text:p>
      <text:p text:style-name="P17"><text:span text:style-name="T15">（2019石家庄零模）</text:span>有<text:span text:style-name="T4">m</text:span>次询问<text:span text:style-name="T5">，询问由n个碱基对组成的双链无环DNA分子的种类数对1e9 + 7取模后的值，为了减少输出，请将所有答案异或为一个数后输出。</text:span></text:p>
      <text:p text:style-name="P10"><text:span text:style-name="T14">由于需要用到的DNA的</text:span>相关<text:span text:style-name="T13">知识为新课标必修部分的要求，题目不给出</text:span>。</text:p>
      <text:p text:style-name="P11"><text:bookmark text:name="OLE_LINK2"/></text:p>
      <text:p text:style-name="P3">输入描述</text:p>
      <text:p text:style-name="P9">第一行一个整数<text:span text:style-name="T6">m表示询问次数。</text:span></text:p>
      <text:p text:style-name="P12"><text:span text:style-name="T1">接下来m行，每行</text:span><text:span text:style-name="T2">1</text:span><text:span text:style-name="T1">个整数</text:span><text:span text:style-name="T2">n</text:span></text:p>
      <text:p text:style-name="P8"/>
      <text:p text:style-name="P3">输出描述</text:p>
      <text:p text:style-name="P15"><text:tab/><text:span text:style-name="T9">1</text:span>行1个整数表示<text:span text:style-name="T5">由n个碱基对组成的双链无环DNA分子的种类数对1e9 + 7取模后的值的异或和。</text:span></text:p>
      <text:p text:style-name="P11"><text:bookmark text:name="OLE_LINK6"/></text:p>
      <text:p text:style-name="P3">样例输入</text:p>
      <text:p text:style-name="P13">3</text:p>
      <text:p text:style-name="P13">1 </text:p>
      <text:p text:style-name="P13">2</text:p>
      <text:p text:style-name="P14">3</text:p>
      <text:p text:style-name="P2"/>
      <text:p text:style-name="P3">样例输出</text:p>
      <text:p text:style-name="P7">40</text:p>
      <text:p text:style-name="P6">解释：n=1到3时数量<text:span text:style-name="T12">分别</text:span>为<text:span text:style-name="T11">2,10,32</text:span></text:p>
      <text:p text:style-name="P1"><text:bookmark text:name="OLE_LINK9"/></text:p>
      <text:p text:style-name="P3">数据范围及提示</text:p>
      <text:p text:style-name="P5">1 &lt; = m &lt;= <text:span text:style-name="T10">5</text:span>0,0000; 1 &lt;= <text:span text:style-name="T8">n </text:span>&lt;= 1<text:span text:style-name="T7">0,0000,0000</text:span>;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roman" style:font-pitch="variable" fo:font-size="10.5pt" fo:language="en" fo:country="US" style:letter-kerning="true" style:font-name-asian="Segoe UI" style:font-family-asian="'Segoe UI'" style:font-family-generic-asian="system" style:font-pitch-asian="variable" style:font-size-asian="10.5pt" style:language-asian="zh" style:country-asian="CN" style:font-name-complex="宋体" style:font-family-complex="宋体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CJK SC Regular" style:font-family-complex="'Noto Sans CJK SC Regular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" style:font-family-complex="'Noto Sans CJK SC Regular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CJK SC Regular" style:font-family-complex="'Noto Sans CJK SC Regular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letter-kerning="false" style:font-size-asian="10pt" style:language-asian="zh" style:country-asian="CN" style:font-name-complex="Courier New1" style:font-family-complex="'Courier New'" style:font-family-generic-complex="system" style:font-pitch-complex="variable" style:font-size-complex="10pt" style:language-complex="ar" style:country-complex="non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2:08:00</meta:creation-date>
    <meta:initial-creator>admin</meta:initial-creator>
    <dc:language>zh-CN</dc:language>
    <dc:date>2019-01-10T20:55:39.153000000</dc:date>
    <meta:editing-cycles>41</meta:editing-cycles>
    <meta:editing-duration>PT2H20S</meta:editing-duration>
    <meta:generator>LibreOffice/6.0.7.3$Windows_X86_64 LibreOffice_project/dc89aa7a9eabfd848af146d5086077aeed2ae4a5</meta:generator>
    <meta:document-statistic meta:table-count="0" meta:image-count="0" meta:object-count="0" meta:page-count="2" meta:paragraph-count="20" meta:word-count="231" meta:character-count="309" meta:non-whitespace-character-count="293"/>
    <meta:user-defined meta:name="DocSecurity" meta:value-type="float">0</meta:user-defined>
    <meta:user-defined meta:name="KSOProductBuildVer">2052-10.1.0.740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